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Heading_20_1">
      <style:paragraph-properties fo:break-before="page"/>
      <style:text-properties officeooo:paragraph-rsid="001e13f0"/>
    </style:style>
    <style:style style:name="P3" style:family="paragraph" style:parent-style-name="Standard">
      <style:text-properties officeooo:rsid="001d8c5f" officeooo:paragraph-rsid="001e13f0"/>
    </style:style>
    <style:style style:name="P4" style:family="paragraph" style:parent-style-name="Standard">
      <style:text-properties officeooo:paragraph-rsid="001e13f0"/>
    </style:style>
    <style:style style:name="P5" style:family="paragraph" style:parent-style-name="Heading_20_1">
      <style:text-properties officeooo:paragraph-rsid="001e13f0"/>
    </style:style>
    <style:style style:name="P6" style:family="paragraph" style:parent-style-name="Standard">
      <style:text-properties officeooo:rsid="0047504f" officeooo:paragraph-rsid="0047504f"/>
    </style:style>
    <style:style style:name="P7" style:family="paragraph" style:parent-style-name="Text_20_body">
      <style:text-properties officeooo:rsid="001f5b80" officeooo:paragraph-rsid="001e13f0"/>
    </style:style>
    <style:style style:name="P8" style:family="paragraph" style:parent-style-name="Text_20_body">
      <style:text-properties officeooo:paragraph-rsid="001e13f0"/>
    </style:style>
    <style:style style:name="P9" style:family="paragraph" style:parent-style-name="Text_20_body">
      <style:text-properties officeooo:rsid="00213555" officeooo:paragraph-rsid="001e13f0"/>
    </style:style>
    <style:style style:name="P10" style:family="paragraph" style:parent-style-name="Text_20_body">
      <style:text-properties officeooo:rsid="00217f75" officeooo:paragraph-rsid="001e13f0"/>
    </style:style>
    <style:style style:name="P11" style:family="paragraph" style:parent-style-name="Text_20_body">
      <style:text-properties officeooo:rsid="00226846" officeooo:paragraph-rsid="001e13f0"/>
    </style:style>
    <style:style style:name="P12" style:family="paragraph" style:parent-style-name="Text_20_body">
      <style:text-properties officeooo:rsid="0024093b" officeooo:paragraph-rsid="001e13f0"/>
    </style:style>
    <style:style style:name="P13" style:family="paragraph" style:parent-style-name="Table_20_Contents">
      <style:text-properties officeooo:rsid="00226846" officeooo:paragraph-rsid="001e13f0"/>
    </style:style>
    <style:style style:name="P14" style:family="paragraph" style:parent-style-name="Table_20_Contents">
      <style:text-properties officeooo:rsid="0022d750" officeooo:paragraph-rsid="001e13f0"/>
    </style:style>
    <style:style style:name="P15" style:family="paragraph" style:parent-style-name="Table_20_Contents">
      <style:text-properties officeooo:rsid="0024093b" officeooo:paragraph-rsid="001e13f0"/>
    </style:style>
    <style:style style:name="P16" style:family="paragraph" style:parent-style-name="Text_20_body">
      <style:text-properties officeooo:rsid="00210add" officeooo:paragraph-rsid="00210add"/>
    </style:style>
    <style:style style:name="P17" style:family="paragraph" style:parent-style-name="Table_20_Contents">
      <style:text-properties officeooo:rsid="00210add" officeooo:paragraph-rsid="00210add"/>
    </style:style>
    <style:style style:name="P18" style:family="paragraph" style:parent-style-name="Table_20_Contents">
      <style:text-properties officeooo:rsid="00223d41" officeooo:paragraph-rsid="00223d41"/>
    </style:style>
    <style:style style:name="P19" style:family="paragraph" style:parent-style-name="Table_20_Contents">
      <style:text-properties officeooo:rsid="0023176f" officeooo:paragraph-rsid="0023176f"/>
    </style:style>
    <style:style style:name="P20" style:family="paragraph" style:parent-style-name="Table_20_Contents">
      <style:text-properties officeooo:rsid="0024d73b" officeooo:paragraph-rsid="0024d73b"/>
    </style:style>
    <style:style style:name="P21" style:family="paragraph" style:parent-style-name="Text_20_body">
      <style:text-properties officeooo:rsid="003430c7" officeooo:paragraph-rsid="003430c7"/>
    </style:style>
    <style:style style:name="P22" style:family="paragraph" style:parent-style-name="Table_20_Contents">
      <style:text-properties officeooo:rsid="0034d934" officeooo:paragraph-rsid="0034d934"/>
    </style:style>
    <style:style style:name="P23" style:family="paragraph" style:parent-style-name="Table_20_Contents">
      <style:text-properties officeooo:rsid="00363b3b" officeooo:paragraph-rsid="00363b3b"/>
    </style:style>
    <style:style style:name="P24" style:family="paragraph" style:parent-style-name="Table_20_Contents">
      <style:text-properties officeooo:rsid="0036e697" officeooo:paragraph-rsid="0036e697"/>
    </style:style>
    <style:style style:name="P25" style:family="paragraph" style:parent-style-name="Table_20_Contents">
      <style:text-properties officeooo:rsid="0036e697" officeooo:paragraph-rsid="00376f2c"/>
    </style:style>
    <style:style style:name="P26" style:family="paragraph" style:parent-style-name="Table_20_Contents">
      <style:text-properties officeooo:rsid="00376f2c" officeooo:paragraph-rsid="00376f2c"/>
    </style:style>
    <style:style style:name="P27" style:family="paragraph" style:parent-style-name="Table_20_Contents">
      <style:text-properties officeooo:rsid="0038b38f" officeooo:paragraph-rsid="0038b38f"/>
    </style:style>
    <style:style style:name="P28" style:family="paragraph" style:parent-style-name="Text_20_body">
      <style:text-properties officeooo:rsid="002b1562" officeooo:paragraph-rsid="002b1562"/>
    </style:style>
    <style:style style:name="P29" style:family="paragraph" style:parent-style-name="Table_20_Contents">
      <style:text-properties officeooo:rsid="002b1562" officeooo:paragraph-rsid="002b1562"/>
    </style:style>
    <style:style style:name="P30" style:family="paragraph" style:parent-style-name="Table_20_Contents">
      <style:text-properties officeooo:rsid="002cf8c5" officeooo:paragraph-rsid="002cf8c5"/>
    </style:style>
    <style:style style:name="P31" style:family="paragraph" style:parent-style-name="Table_20_Contents">
      <style:text-properties officeooo:rsid="002e640c" officeooo:paragraph-rsid="002e640c"/>
    </style:style>
    <style:style style:name="P32" style:family="paragraph" style:parent-style-name="Text_20_body">
      <style:text-properties officeooo:rsid="002e640c" officeooo:paragraph-rsid="002e640c"/>
    </style:style>
    <style:style style:name="P33" style:family="paragraph" style:parent-style-name="Table_20_Contents">
      <style:text-properties officeooo:rsid="0032c2a5"/>
    </style:style>
    <style:style style:name="P34" style:family="paragraph" style:parent-style-name="Table_20_Contents">
      <style:text-properties officeooo:rsid="0032c2a5" officeooo:paragraph-rsid="0032c2a5"/>
    </style:style>
    <style:style style:name="P35" style:family="paragraph" style:parent-style-name="Table_20_Contents">
      <style:text-properties officeooo:rsid="002f4d1f" officeooo:paragraph-rsid="002f4d1f"/>
    </style:style>
    <style:style style:name="P36" style:family="paragraph" style:parent-style-name="Text_20_body">
      <style:text-properties officeooo:rsid="0032c2a5" officeooo:paragraph-rsid="0032c2a5"/>
    </style:style>
    <style:style style:name="P37" style:family="paragraph" style:parent-style-name="Table_20_Contents">
      <style:text-properties officeooo:rsid="003b0e84" officeooo:paragraph-rsid="003b0e84"/>
    </style:style>
    <style:style style:name="P38" style:family="paragraph" style:parent-style-name="Table_20_Contents">
      <style:text-properties officeooo:rsid="003e395c" officeooo:paragraph-rsid="003e395c"/>
    </style:style>
    <style:style style:name="P39" style:family="paragraph" style:parent-style-name="Table_20_Contents">
      <style:text-properties officeooo:rsid="003e2841" officeooo:paragraph-rsid="003e2841"/>
    </style:style>
    <style:style style:name="P40" style:family="paragraph" style:parent-style-name="Table_20_Contents">
      <style:text-properties officeooo:rsid="0039c9e4" officeooo:paragraph-rsid="0039c9e4"/>
    </style:style>
    <style:style style:name="P41" style:family="paragraph" style:parent-style-name="Text_20_body">
      <style:text-properties officeooo:rsid="003e8840" officeooo:paragraph-rsid="003e8840"/>
    </style:style>
    <style:style style:name="P42" style:family="paragraph" style:parent-style-name="Table_20_Contents">
      <style:text-properties officeooo:rsid="003f9098" officeooo:paragraph-rsid="003f9098"/>
    </style:style>
    <style:style style:name="P43" style:family="paragraph" style:parent-style-name="Table_20_Contents">
      <style:text-properties officeooo:rsid="00441c0c" officeooo:paragraph-rsid="00441c0c"/>
    </style:style>
    <style:style style:name="P44" style:family="paragraph" style:parent-style-name="Table_20_Contents">
      <style:text-properties officeooo:rsid="00458be7" officeooo:paragraph-rsid="00458be7"/>
    </style:style>
    <style:style style:name="P45" style:family="paragraph" style:parent-style-name="Table_20_Contents">
      <style:text-properties officeooo:rsid="0040aadd" officeooo:paragraph-rsid="0040aadd"/>
    </style:style>
    <style:style style:name="P46" style:family="paragraph" style:parent-style-name="Table_20_Contents">
      <style:text-properties officeooo:rsid="004229d9" officeooo:paragraph-rsid="004229d9"/>
    </style:style>
    <style:style style:name="P47" style:family="paragraph" style:parent-style-name="Text_20_body">
      <style:text-properties officeooo:rsid="00458be7" officeooo:paragraph-rsid="00458be7"/>
    </style:style>
    <style:style style:name="P48" style:family="paragraph" style:parent-style-name="Text_20_body">
      <style:text-properties officeooo:rsid="0047504f" officeooo:paragraph-rsid="0047504f"/>
    </style:style>
    <style:style style:name="P49" style:family="paragraph" style:parent-style-name="Text_20_body">
      <style:text-properties officeooo:rsid="004870ef" officeooo:paragraph-rsid="004870ef"/>
    </style:style>
    <style:style style:name="P50" style:family="paragraph" style:parent-style-name="Heading_20_1">
      <style:text-properties officeooo:rsid="004870ef" officeooo:paragraph-rsid="004870ef"/>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weight="normal" officeooo:rsid="004870ef" officeooo:paragraph-rsid="004870ef" style:font-weight-asian="normal" style:font-weight-complex="normal"/>
    </style:style>
    <style:style style:name="P53" style:family="paragraph" style:parent-style-name="Text_20_body">
      <style:text-properties officeooo:paragraph-rsid="004870ef"/>
    </style:style>
    <style:style style:name="P54" style:family="paragraph" style:parent-style-name="Text_20_body">
      <style:text-properties officeooo:rsid="004b11c2" officeooo:paragraph-rsid="004b11c2"/>
    </style:style>
    <style:style style:name="P55" style:family="paragraph" style:parent-style-name="Heading_20_1">
      <style:text-properties officeooo:paragraph-rsid="004b11c2"/>
    </style:style>
    <style:style style:name="P56" style:family="paragraph" style:parent-style-name="Standard">
      <style:paragraph-properties fo:break-before="page"/>
      <style:text-properties officeooo:rsid="001d1adb" officeooo:paragraph-rsid="001d1adb"/>
    </style:style>
    <style:style style:name="T1" style:family="text">
      <style:text-properties officeooo:rsid="001d1adb"/>
    </style:style>
    <style:style style:name="T2" style:family="text">
      <style:text-properties officeooo:rsid="001d8c5f"/>
    </style:style>
    <style:style style:name="T3" style:family="text">
      <style:text-properties officeooo:rsid="001f1d81"/>
    </style:style>
    <style:style style:name="T4" style:family="text">
      <style:text-properties officeooo:rsid="00217f75"/>
    </style:style>
    <style:style style:name="T5" style:family="text">
      <style:text-properties officeooo:rsid="00226846"/>
    </style:style>
    <style:style style:name="T6" style:family="text">
      <style:text-properties officeooo:rsid="0047504f"/>
    </style:style>
    <style:style style:name="T7" style:family="text">
      <style:text-properties officeooo:rsid="0024d73b"/>
    </style:style>
    <style:style style:name="T8" style:family="text">
      <style:text-properties officeooo:rsid="00376f2c"/>
    </style:style>
    <style:style style:name="T9" style:family="text">
      <style:text-properties officeooo:rsid="002e640c"/>
    </style:style>
    <style:style style:name="T10" style:family="text">
      <style:text-properties officeooo:rsid="002b1562"/>
    </style:style>
    <style:style style:name="T11" style:family="text">
      <style:text-properties officeooo:rsid="002cf8c5"/>
    </style:style>
    <style:style style:name="T12" style:family="text">
      <style:text-properties officeooo:rsid="0039c9e4"/>
    </style:style>
    <style:style style:name="T13" style:family="text">
      <style:text-properties officeooo:rsid="004229d9"/>
    </style:style>
    <style:style style:name="T14" style:family="text">
      <style:text-properties officeooo:rsid="00441c0c"/>
    </style:style>
    <style:style style:name="T15" style:family="text">
      <style:text-properties fo:font-weight="normal" officeooo:rsid="004870ef" style:font-weight-asian="normal" style:font-weight-complex="normal"/>
    </style:style>
    <style:style style:name="T16" style:family="text">
      <style:text-properties officeooo:rsid="004b11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h text:style-name="P2" text:outline-level="1">organisation overview</text:h>
      <text:p text:style-name="P3"/>
      <text:p text:style-name="P4"><text:span text:style-name="T1"><text:s/>a local attraction, Riget Zoo Adventures (RZA), </text:span><text:span text:style-name="T2">they</text:span> offer, a safari-style wildlife zoo, an on-site hotel, educational visits </text:p>
      <text:p text:style-name="P4"/>
      <text:h text:style-name="P5" text:outline-level="1">problem overview </text:h>
      <text:p text:style-name="P3">They propbley lack a digital precence, so they are wanting a digital solution that can provide info about them, and support for educational vistis </text:p>
      <text:p text:style-name="P3">it should allow customers to book tickets, check avaliblity and book at hotel, allow customers to see bookings, and have a loyalty and rewards system. They want it to be accessibel. To help support there buissness to grow, reach a wider audince and <text:span text:style-name="T3">help support to keep the in comptiosn </text:span></text:p>
      <text:p text:style-name="P6">there system is limited because etc..</text:p>
      <text:p text:style-name="P6">make sure this is about issue with old system</text:p>
      <text:p text:style-name="P6"/>
      <text:h text:style-name="P5" text:outline-level="1">Scope </text:h>
      <text:p text:style-name="P7">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8"/>
      <text:h text:style-name="P5" text:outline-level="1">User groups</text:h>
      <text:p text:style-name="P8"/>
      <text:p text:style-name="P9"><text:span text:style-name="T4">Perents <text:s/></text:span>- users that are buying the ticket should likley be perents buying tickets for a family day out, so perents <text:span text:style-name="T4">or teachers </text:span>be 22 + <text:span text:style-name="T4">and will be working as well, so you have busy perents up to even gradperents which is such a wide age group that will buying the tickets. So its need to be very easy to use and simple so everyone can use</text:span></text:p>
      <text:p text:style-name="P9"/>
      <text:p text:style-name="P10">educational visitors – will be looking for a different things, want discounts and other resources about <text:span text:style-name="T5">the zoo but more in detail which will be a member of staff likely 30+ </text:span></text:p>
      <text:p text:style-name="P9"/>
      <text:p text:style-name="P9"><text:span text:style-name="T4">mangment </text:span><text:s/>- <text:span text:style-name="T4">likely to be 40+ because they are higher mangers and have lots of experinces as they need to run the bussness, this means they can use more complex system or data, they will want to see mangment information from the system</text:span></text:p>
      <text:p text:style-name="P8"/>
      <text:p text:style-name="P9">Staff – <text:span text:style-name="T4">staff will be people workipeople who would have to be </text:span><text:span text:style-name="T5">hired to check ticket sell them and do matincae around the zoo so likley 18+</text:span></text:p>
      <text:p text:style-name="P9"><text:soft-page-break/></text:p>
      <text:h text:style-name="Heading_20_1" text:outline-level="1">empthy map<text:span text:style-name="T6">s</text:span></text:h>
      <text:p text:style-name="P11">mangement</text:p>
      <text:p text:style-name="P12">5-8 per box</text:p>
      <table:table table:name="Table1" table:style-name="Table1">
        <table:table-column table:style-name="Table1.A"/>
        <table:table-column table:style-name="Table1.B"/>
        <table:table-row>
          <table:table-cell table:style-name="Table1.A1" office:value-type="string">
            <text:p text:style-name="P13">Says</text:p>
            <text:p text:style-name="P14">what did we make compared to last month </text:p>
            <text:p text:style-name="P14">whaats the demographic of my customers,</text:p>
            <text:p text:style-name="P14">is our data secure,</text:p>
            <text:p text:style-name="P14"/>
          </table:table-cell>
          <table:table-cell table:style-name="Table1.B1" office:value-type="string">
            <text:p text:style-name="P13">Thinks</text:p>
            <text:p text:style-name="P14">I wish I had an easy way to compare, </text:p>
            <text:p text:style-name="P14">I wish I could trust the data being held is secure</text:p>
            <text:p text:style-name="P14"/>
          </table:table-cell>
        </table:table-row>
        <table:table-row>
          <table:table-cell table:style-name="Table1.A2" office:value-type="string">
            <text:p text:style-name="P13">Feels</text:p>
            <text:p text:style-name="P15">stressed about data breach,</text:p>
            <text:p text:style-name="P15">worried the <text:s/>comparisoons are wrong and they lose money</text:p>
          </table:table-cell>
          <table:table-cell table:style-name="Table1.B2" office:value-type="string">
            <text:p text:style-name="P13">Dose</text:p>
            <text:p text:style-name="P13"/>
            <text:p text:style-name="P15">makes desison off of unsure data</text:p>
            <text:p text:style-name="P15"/>
          </table:table-cell>
        </table:table-row>
      </table:table>
      <text:p text:style-name="P11"/>
      <text:p text:style-name="P9"/>
      <text:p text:style-name="P16">Eductional </text:p>
      <table:table table:name="Table2" table:style-name="Table2">
        <table:table-column table:style-name="Table2.A"/>
        <table:table-column table:style-name="Table2.B"/>
        <table:table-row>
          <table:table-cell table:style-name="Table2.A1" office:value-type="string">
            <text:p text:style-name="P17">Says</text:p>
            <text:p text:style-name="P17"/>
            <text:p text:style-name="P17">pirce of a educatinal vist ticket,</text:p>
            <text:p text:style-name="P17">how do I know what animals will be there,</text:p>
            <text:p text:style-name="P18">I need to know there allgen information of there cafe,</text:p>
            <text:p text:style-name="P19">I need a map of the zoo </text:p>
            <text:p text:style-name="P18"/>
            <text:p text:style-name="P17"/>
          </table:table-cell>
          <table:table-cell table:style-name="Table2.B1" office:value-type="string">
            <text:p text:style-name="P19">Thinks</text:p>
            <text:p text:style-name="P19">I need to easliy find ticketsprices and discounts </text:p>
            <text:p text:style-name="P19">I needt o know the animals for risk assesments and to make children aware </text:p>
            <text:p text:style-name="P19">I need to be aware of algen information so I can make sure food is avlible for all children</text:p>
            <text:p text:style-name="P19">I need amap to plan the routs around to make sure its timed correctly </text:p>
          </table:table-cell>
        </table:table-row>
        <table:table-row table:style-name="Table2.2">
          <table:table-cell table:style-name="Table2.A2" office:value-type="string">
            <text:p text:style-name="P19">Dose </text:p>
            <text:p text:style-name="P19"/>
            <text:p text:style-name="P19">looks at website for prices and discounts</text:p>
            <text:p text:style-name="P19">looks for information about the parks like animals and maps, </text:p>
            <text:p text:style-name="P19">looks at all <text:span text:style-name="T7">information about alagies and see a menu</text:span></text:p>
          </table:table-cell>
          <table:table-cell table:style-name="Table2.B2" office:value-type="string">
            <text:p text:style-name="P19">Feels</text:p>
            <text:p text:style-name="P20">stressed that if they go kids wont be able to get dietary requirements,</text:p>
            <text:p text:style-name="P20">worryed the trip may be overbudget if discount not avalible, </text:p>
            <text:p text:style-name="P20">scared children may panik if they don’t have all info and if trip is over time </text:p>
          </table:table-cell>
        </table:table-row>
      </table:table>
      <text:p text:style-name="P16"/>
      <text:p text:style-name="P21">Perenrets </text:p>
      <table:table table:name="Table6" table:style-name="Table6">
        <table:table-column table:style-name="Table6.A"/>
        <table:table-column table:style-name="Table6.B"/>
        <table:table-row>
          <table:table-cell table:style-name="Table6.A1" office:value-type="string">
            <text:p text:style-name="P22">Says </text:p>
            <text:p text:style-name="P22"/>
            <text:p text:style-name="P23">what is the price of a family ticket</text:p>
            <text:p text:style-name="P24">what food options and allegin info do they have </text:p>
            <text:p text:style-name="P25">what activitys <text:span text:style-name="T8">are there </text:span></text:p>
            <text:p text:style-name="P25"><text:span text:style-name="T8">what </text:span>animal are there</text:p>
            <text:p text:style-name="P24">what are there opening and closing time</text:p>
            <text:p text:style-name="P26">where is the zoo located </text:p>
            <text:p text:style-name="P24"/>
          </table:table-cell>
          <table:table-cell table:style-name="Table6.B1" office:value-type="string">
            <text:p text:style-name="P22">Thinks</text:p>
            <text:p text:style-name="P23">I want to easily find the price as im busy and any dicounts </text:p>
            <text:p text:style-name="P26">I want to make sure there are food options for all my kids </text:p>
            <text:p text:style-name="P26">I want to plan activitys to fill the day </text:p>
            <text:p text:style-name="P26">I want to find out information about the park quick and easy because I don’t have time</text:p>
          </table:table-cell>
        </table:table-row>
        <text:soft-page-break/>
        <table:table-row>
          <table:table-cell table:style-name="Table6.A2" office:value-type="string">
            <text:p text:style-name="P22">Dose </text:p>
            <text:p text:style-name="P22"/>
            <text:p text:style-name="P23">looks on wesite for pricing information </text:p>
            <text:p text:style-name="P26">looks for cafe food menu </text:p>
            <text:p text:style-name="P26">looks for activity center that tells you what is on</text:p>
            <text:p text:style-name="P26">look on main page of website for other key information</text:p>
          </table:table-cell>
          <table:table-cell table:style-name="Table6.B2" office:value-type="string">
            <text:p text:style-name="P22">Feels</text:p>
            <text:p text:style-name="P22"/>
            <text:p text:style-name="P23">fustrated unable to eailey find prices and worried about money </text:p>
            <text:p text:style-name="P26">worried about kids not having food or having reactions if allegens not speified</text:p>
            <text:p text:style-name="P26">annoyed that information isnt easy to find and right there</text:p>
          </table:table-cell>
        </table:table-row>
      </table:table>
      <text:p text:style-name="P21"/>
      <text:p text:style-name="P21">staff</text:p>
      <table:table table:name="Table7" table:style-name="Table7">
        <table:table-column table:style-name="Table7.A"/>
        <table:table-column table:style-name="Table7.B"/>
        <table:table-row>
          <table:table-cell table:style-name="Table7.A1" office:value-type="string">
            <text:p text:style-name="P22">Says</text:p>
            <text:p text:style-name="P22"/>
            <text:p text:style-name="P27">I need to be able to see bookings and tickets</text:p>
            <text:p text:style-name="P27">I need to know prices for each ticket type quickly</text:p>
            <text:p text:style-name="P27">I need to know how meny walk ins im allowed to take each day</text:p>
            <text:p text:style-name="P27">I need easy access to activitys going on to inform people</text:p>
            <text:p text:style-name="P27">quick access to details about the park to inform</text:p>
            <text:p text:style-name="P27">quick communication to others around the park </text:p>
            <text:p text:style-name="P27"/>
          </table:table-cell>
          <table:table-cell table:style-name="Table7.B1" office:value-type="string">
            <text:p text:style-name="P22">Thinks</text:p>
            <text:p text:style-name="P22"/>
            <text:p text:style-name="P27">I don’t want to keep people waiting or let in someone that hasnt paid because I did check correctly</text:p>
            <text:p text:style-name="P27">I want to make sure im charging the correct price so I don’t get told off</text:p>
            <text:p text:style-name="P27">I want to make sure I allow the right amount of people in the park so its not too busy</text:p>
            <text:p text:style-name="P27">I need quick access to details and communication to keep up with whats going on to make sure I give the right infomation</text:p>
          </table:table-cell>
        </table:table-row>
        <table:table-row>
          <table:table-cell table:style-name="Table7.A2" office:value-type="string">
            <text:p text:style-name="P22">Dose </text:p>
            <text:p text:style-name="P22"/>
            <text:p text:style-name="P27">trys to check tickets in details </text:p>
            <text:p text:style-name="P27">always trys to find and check prices that they are charging</text:p>
            <text:p text:style-name="P27">checks to see the number of walks in allowed on system </text:p>
            <text:p text:style-name="P27">allways trys to find and check details as quickly as possible</text:p>
            <text:p text:style-name="P27">trys to check and keep ontop of communication around the park</text:p>
          </table:table-cell>
          <table:table-cell table:style-name="Table7.B2" office:value-type="string">
            <text:p text:style-name="P22">Feels </text:p>
            <text:p text:style-name="P22"/>
            <text:p text:style-name="P27">worried they have let people in they shouldn’t have or let to meny people in if its hard to find tickets or bookings and hard to find information about walkins</text:p>
            <text:p text:style-name="P27">fustrated that details take a long time to find and is slow to load keeping customers waiting</text:p>
            <text:p text:style-name="P27">annoyed finds it hard to keep up with communication because its unclear and had to read</text:p>
          </table:table-cell>
        </table:table-row>
      </table:table>
      <text:p text:style-name="P16"/>
      <text:p text:style-name="P16"/>
      <text:h text:style-name="Heading_20_1" text:outline-level="1">User stories</text:h>
      <text:p text:style-name="P28">education </text:p>
      <table:table table:name="Table3" table:style-name="Table3">
        <table:table-column table:style-name="Table3.A" table:number-columns-repeated="3"/>
        <table:table-column table:style-name="Table3.D"/>
        <table:table-row>
          <table:table-cell table:style-name="Table3.A1" office:value-type="string">
            <text:p text:style-name="P29">As a </text:p>
          </table:table-cell>
          <table:table-cell table:style-name="Table3.A1" office:value-type="string">
            <text:p text:style-name="P29">I want to</text:p>
          </table:table-cell>
          <table:table-cell table:style-name="Table3.A1" office:value-type="string">
            <text:p text:style-name="P29">So that</text:p>
          </table:table-cell>
          <table:table-cell table:style-name="Table3.D1" office:value-type="string">
            <text:p text:style-name="P29">UAC</text:p>
          </table:table-cell>
        </table:table-row>
        <table:table-row>
          <table:table-cell table:style-name="Table3.A2" office:value-type="string">
            <text:p text:style-name="P29">Educatior planning a trip</text:p>
          </table:table-cell>
          <table:table-cell table:style-name="Table3.A2" office:value-type="string">
            <text:p text:style-name="P29">See a risk assesment</text:p>
          </table:table-cell>
          <table:table-cell table:style-name="Table3.A2" office:value-type="string">
            <text:p text:style-name="P29">I can asses if we should vist and if its safe to do so</text:p>
          </table:table-cell>
          <table:table-cell table:style-name="Table3.D2" office:value-type="string">
            <text:p text:style-name="Table_20_Contents"><text:span text:style-name="T9">1.1</text:span> <text:span text:style-name="T10">information page about the park</text:span></text:p>
            <text:p text:style-name="Table_20_Contents">-<text:span text:style-name="T10">risk assesment </text:span></text:p>
            <text:p text:style-name="Table_20_Contents"/>
          </table:table-cell>
        </table:table-row>
        <table:table-row>
          <table:table-cell table:style-name="Table3.A2" office:value-type="string">
            <text:p text:style-name="P29"/>
          </table:table-cell>
          <table:table-cell table:style-name="Table3.A2" office:value-type="string">
            <text:p text:style-name="P29">When the park opens </text:p>
          </table:table-cell>
          <table:table-cell table:style-name="Table3.A2" office:value-type="string">
            <text:p text:style-name="P30">So we can plan the day and when we arrive and <text:soft-page-break/>leave </text:p>
          </table:table-cell>
          <table:table-cell table:style-name="Table3.D2" office:value-type="string">
            <text:p text:style-name="Table_20_Contents"><text:span text:style-name="T9">1.2</text:span> <text:span text:style-name="T11">clear info on main page about opening </text:span><text:soft-page-break/><text:span text:style-name="T11">times</text:span></text:p>
          </table:table-cell>
        </table:table-row>
        <table:table-row>
          <table:table-cell table:style-name="Table3.A2" office:value-type="string">
            <text:p text:style-name="P29"/>
          </table:table-cell>
          <table:table-cell table:style-name="Table3.A2" office:value-type="string">
            <text:p text:style-name="P29">I quickly want to see ticket prices and avalibilty </text:p>
          </table:table-cell>
          <table:table-cell table:style-name="Table3.A2" office:value-type="string">
            <text:p text:style-name="P29">So I can budget and book</text:p>
          </table:table-cell>
          <table:table-cell table:style-name="Table3.D2" office:value-type="string">
            <text:p text:style-name="Table_20_Contents"><text:span text:style-name="T9">1.3</text:span> <text:span text:style-name="T10">avlibilty checker</text:span></text:p>
            <text:p text:style-name="Table_20_Contents"><text:span text:style-name="T9">1.4</text:span> <text:span text:style-name="T10">quick way to book </text:span></text:p>
          </table:table-cell>
        </table:table-row>
        <table:table-row>
          <table:table-cell table:style-name="Table3.A2" office:value-type="string">
            <text:p text:style-name="P29"/>
          </table:table-cell>
          <table:table-cell table:style-name="Table3.A2" office:value-type="string">
            <text:p text:style-name="P29">See Cafe menus and infomation</text:p>
          </table:table-cell>
          <table:table-cell table:style-name="Table3.A2" office:value-type="string">
            <text:p text:style-name="P29">I can <text:span text:style-name="T11">mange and see if they have deiatry requirements for all students </text:span></text:p>
          </table:table-cell>
          <table:table-cell table:style-name="Table3.D2" office:value-type="string">
            <text:p text:style-name="Table_20_Contents"><text:span text:style-name="T9">1.5</text:span> <text:span text:style-name="T11">page for cafe that shows clear main menu</text:span></text:p>
            <text:p text:style-name="Table_20_Contents"><text:span text:style-name="T9">1.6</text:span> <text:span text:style-name="T11">information showing any dientry requirement </text:span></text:p>
          </table:table-cell>
        </table:table-row>
        <table:table-row>
          <table:table-cell table:style-name="Table3.A2" office:value-type="string">
            <text:p text:style-name="P29"/>
          </table:table-cell>
          <table:table-cell table:style-name="Table3.A2" office:value-type="string">
            <text:p text:style-name="P30">See and ajust my bookings</text:p>
          </table:table-cell>
          <table:table-cell table:style-name="Table3.A2" office:value-type="string">
            <text:p text:style-name="P30">So I can see what ive booked and ajust if I need to remove a kid or add a member of staff</text:p>
          </table:table-cell>
          <table:table-cell table:style-name="Table3.D2" office:value-type="string">
            <text:p text:style-name="Table_20_Contents"><text:span text:style-name="T9">1.7</text:span> <text:span text:style-name="T9">page to veiw tickets</text:span></text:p>
            <text:p text:style-name="P31">1.8 ability to change bookings</text:p>
            <text:p text:style-name="P31">1.9 ability to cancel booking </text:p>
          </table:table-cell>
        </table:table-row>
        <table:table-row>
          <table:table-cell table:style-name="Table3.A2" office:value-type="string">
            <text:p text:style-name="P29"/>
          </table:table-cell>
          <table:table-cell table:style-name="Table3.A2" office:value-type="string">
            <text:p text:style-name="P30">I want to be able </text:p>
          </table:table-cell>
          <table:table-cell table:style-name="Table3.A2" office:value-type="string">
            <text:p text:style-name="P30"/>
          </table:table-cell>
          <table:table-cell table:style-name="Table3.D2" office:value-type="string">
            <text:p text:style-name="Table_20_Contents"/>
          </table:table-cell>
        </table:table-row>
      </table:table>
      <text:p text:style-name="P28"/>
      <text:p text:style-name="P32">Customer </text:p>
      <table:table table:name="Table4" table:style-name="Table4">
        <table:table-column table:style-name="Table4.A" table:number-columns-repeated="3"/>
        <table:table-column table:style-name="Table4.D"/>
        <table:table-row>
          <table:table-cell table:style-name="Table4.A1" office:value-type="string">
            <text:p text:style-name="P31">As a </text:p>
          </table:table-cell>
          <table:table-cell table:style-name="Table4.A1" office:value-type="string">
            <text:p text:style-name="P31">I want to</text:p>
          </table:table-cell>
          <table:table-cell table:style-name="Table4.A1" office:value-type="string">
            <text:p text:style-name="P31">So that </text:p>
          </table:table-cell>
          <table:table-cell table:style-name="Table4.D1" office:value-type="string">
            <text:p text:style-name="P31">UAC</text:p>
          </table:table-cell>
        </table:table-row>
        <table:table-row>
          <table:table-cell table:style-name="Table4.A2" office:value-type="string">
            <text:p text:style-name="P31">Paying customer </text:p>
          </table:table-cell>
          <table:table-cell table:style-name="Table4.A2" office:value-type="string">
            <text:p text:style-name="P31">Buy tickets</text:p>
          </table:table-cell>
          <table:table-cell table:style-name="Table4.A2" office:value-type="string">
            <text:p text:style-name="P31">We can visit the park and reserve a spot </text:p>
          </table:table-cell>
          <table:table-cell table:style-name="Table4.D2" office:value-type="string">
            <text:p text:style-name="P33">2.1 booking page</text:p>
          </table:table-cell>
        </table:table-row>
        <table:table-row>
          <table:table-cell table:style-name="Table4.A2" office:value-type="string">
            <text:p text:style-name="Table_20_Contents"/>
          </table:table-cell>
          <table:table-cell table:style-name="Table4.A2" office:value-type="string">
            <text:p text:style-name="P31">Check availability </text:p>
          </table:table-cell>
          <table:table-cell table:style-name="Table4.A2" office:value-type="string">
            <text:p text:style-name="P31">To check if there are available tickets for when we want to go </text:p>
          </table:table-cell>
          <table:table-cell table:style-name="Table4.D2" office:value-type="string">
            <text:p text:style-name="P34">2.2 avaliblity checker </text:p>
          </table:table-cell>
        </table:table-row>
        <table:table-row>
          <table:table-cell table:style-name="Table4.A2" office:value-type="string">
            <text:p text:style-name="Table_20_Contents"/>
          </table:table-cell>
          <table:table-cell table:style-name="Table4.A2" office:value-type="string">
            <text:p text:style-name="P31">Menu </text:p>
          </table:table-cell>
          <table:table-cell table:style-name="Table4.A2" office:value-type="string">
            <text:p text:style-name="P31">To be able to check they accomidate my familys allegies </text:p>
          </table:table-cell>
          <table:table-cell table:style-name="Table4.D2" office:value-type="string">
            <text:p text:style-name="P34">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1">Clear park info </text:p>
          </table:table-cell>
          <table:table-cell table:style-name="Table4.A2" office:value-type="string">
            <text:p text:style-name="P35">So I know whst the opening times are and can plan the day </text:p>
          </table:table-cell>
          <table:table-cell table:style-name="Table4.D2" office:value-type="string">
            <text:p text:style-name="P34">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1">Check prices </text:p>
          </table:table-cell>
          <table:table-cell table:style-name="Table4.A2" office:value-type="string">
            <text:p text:style-name="P34">Have all prices for food and tickets and hotel on the website </text:p>
          </table:table-cell>
          <table:table-cell table:style-name="Table4.D2" office:value-type="string">
            <text:p text:style-name="P34">2.5 priceings must all be clearly listened on the main website </text:p>
          </table:table-cell>
        </table:table-row>
      </table:table>
      <text:p text:style-name="P32"/>
      <text:p text:style-name="P36">Mangement </text:p>
      <table:table table:name="Table5" table:style-name="Table5">
        <table:table-column table:style-name="Table5.A" table:number-columns-repeated="3"/>
        <table:table-column table:style-name="Table5.D"/>
        <table:table-row>
          <table:table-cell table:style-name="Table5.A1" office:value-type="string">
            <text:p text:style-name="P34">As a </text:p>
          </table:table-cell>
          <table:table-cell table:style-name="Table5.A1" office:value-type="string">
            <text:p text:style-name="P34">I want </text:p>
          </table:table-cell>
          <table:table-cell table:style-name="Table5.A1" office:value-type="string">
            <text:p text:style-name="P34">So that </text:p>
          </table:table-cell>
          <table:table-cell table:style-name="Table5.D1" office:value-type="string">
            <text:p text:style-name="P34">UAC</text:p>
          </table:table-cell>
        </table:table-row>
        <table:table-row>
          <table:table-cell table:style-name="Table5.A2" office:value-type="string">
            <text:p text:style-name="P27">Busy manger</text:p>
          </table:table-cell>
          <table:table-cell table:style-name="Table5.A2" office:value-type="string">
            <text:p text:style-name="P27">To know profits for different days, months and years</text:p>
          </table:table-cell>
          <table:table-cell table:style-name="Table5.A2" office:value-type="string">
            <text:p text:style-name="P37">So we can finnalty plan for the year and when to raise prices </text:p>
          </table:table-cell>
          <table:table-cell table:style-name="Table5.D2" office:value-type="string">
            <text:p text:style-name="P38">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27">To know what we are spending money on </text:p>
          </table:table-cell>
          <table:table-cell table:style-name="Table5.A2" office:value-type="string">
            <text:p text:style-name="P39">So we can buget and calculate expesises</text:p>
          </table:table-cell>
          <table:table-cell table:style-name="Table5.D2" office:value-type="string">
            <text:p text:style-name="P38">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27">What customers are wanting <text:span text:style-name="T12">and there </text:span><text:soft-page-break/><text:span text:style-name="T12">reveiws</text:span></text:p>
          </table:table-cell>
          <table:table-cell table:style-name="Table5.A2" office:value-type="string">
            <text:p text:style-name="P39">So they can make desistion to help the <text:soft-page-break/>buissness </text:p>
          </table:table-cell>
          <table:table-cell table:style-name="Table5.D2" office:value-type="string">
            <text:p text:style-name="P38">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0">To know staff are treating animals and people properly</text:p>
          </table:table-cell>
          <table:table-cell table:style-name="Table5.A2" office:value-type="string">
            <text:p text:style-name="P39">So the park is well rated and looked after </text:p>
          </table:table-cell>
          <table:table-cell table:style-name="Table5.D2" office:value-type="string">
            <text:p text:style-name="P38">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0">Know what months the most of each ticket type is bought</text:p>
          </table:table-cell>
          <table:table-cell table:style-name="Table5.A2" office:value-type="string">
            <text:p text:style-name="P39">So they can ajust pices</text:p>
          </table:table-cell>
          <table:table-cell table:style-name="Table5.D2" office:value-type="string">
            <text:p text:style-name="P38">3.5 have different and clear ways to veiw infomaton </text:p>
          </table:table-cell>
        </table:table-row>
      </table:table>
      <text:p text:style-name="P36"/>
      <text:p text:style-name="P41">Staff </text:p>
      <table:table table:name="Table8" table:style-name="Table8">
        <table:table-column table:style-name="Table8.A" table:number-columns-repeated="3"/>
        <table:table-column table:style-name="Table8.D"/>
        <table:table-row>
          <table:table-cell table:style-name="Table8.A1" office:value-type="string">
            <text:p text:style-name="P42">As a </text:p>
          </table:table-cell>
          <table:table-cell table:style-name="Table8.A1" office:value-type="string">
            <text:p text:style-name="P42">I want </text:p>
          </table:table-cell>
          <table:table-cell table:style-name="Table8.A1" office:value-type="string">
            <text:p text:style-name="P42">So that </text:p>
          </table:table-cell>
          <table:table-cell table:style-name="Table8.D1" office:value-type="string">
            <text:p text:style-name="P42">UAC</text:p>
          </table:table-cell>
        </table:table-row>
        <table:table-row>
          <table:table-cell table:style-name="Table8.A2" office:value-type="string">
            <text:p text:style-name="P42">Staff member </text:p>
          </table:table-cell>
          <table:table-cell table:style-name="Table8.A2" office:value-type="string">
            <text:p text:style-name="P42">To commucate quickly around the park </text:p>
          </table:table-cell>
          <table:table-cell table:style-name="Table8.A2" office:value-type="string">
            <text:p text:style-name="P43">So we can respond quickly to issues or requests around the park and know whats going on</text:p>
          </table:table-cell>
          <table:table-cell table:style-name="Table8.D2" office:value-type="string">
            <text:p text:style-name="P44">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2">To have quick access to information about customer bookings, fees and walkins </text:p>
          </table:table-cell>
          <table:table-cell table:style-name="Table8.A2" office:value-type="string">
            <text:p text:style-name="P43">So we can check how meny people to let in and let in the correct booked people for that day</text:p>
          </table:table-cell>
          <table:table-cell table:style-name="Table8.D2" office:value-type="string">
            <text:p text:style-name="P44">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5">I <text:span text:style-name="T13">want to be able know what educational vists are happening and who will need tours and talks of the park to plan </text:span></text:p>
          </table:table-cell>
          <table:table-cell table:style-name="Table8.A2" office:value-type="string">
            <text:p text:style-name="P43">So then I can make sure staff are ready and avlible to tour eduncatinal vistes</text:p>
          </table:table-cell>
          <table:table-cell table:style-name="Table8.D2" office:value-type="string">
            <text:p text:style-name="P44">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46">I want to make sure we have <text:span text:style-name="T14">enough stock for animal and cafe food </text:span></text:p>
          </table:table-cell>
          <table:table-cell table:style-name="Table8.A2" office:value-type="string">
            <text:p text:style-name="P43">So we can feed all people and anmals in the park</text:p>
          </table:table-cell>
          <table:table-cell table:style-name="Table8.D2" office:value-type="string">
            <text:p text:style-name="P44">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3">We want to know details about all the animals and keep track of the animals with any updates </text:p>
          </table:table-cell>
          <table:table-cell table:style-name="Table8.A2" office:value-type="string">
            <text:p text:style-name="P44">So we can make sure animals are feed and looked after so incent happen </text:p>
          </table:table-cell>
          <table:table-cell table:style-name="Table8.D2" office:value-type="string">
            <text:p text:style-name="P44">4.5 </text:p>
            <text:p text:style-name="P44">updates or page where anmials care can be tracked</text:p>
          </table:table-cell>
        </table:table-row>
      </table:table>
      <text:p text:style-name="P47"/>
      <text:p text:style-name="P47"/>
      <text:h text:style-name="Heading_20_1" text:outline-level="1">Laws/ guidance/legistaion</text:h>
      <text:p text:style-name="P48"/>
      <text:p text:style-name="P48">what is the impact on what your about to do </text:p>
      <text:p text:style-name="P48"/>
      <text:h text:style-name="Heading_20_1" text:outline-level="1"><text:soft-page-break/>alternitive systems</text:h>
      <text:p text:style-name="P49">3 of them ish </text:p>
      <text:p text:style-name="P49"/>
      <text:p text:style-name="P49">look at some you could use <text:s/>and whst you might use and add screenshots ofc what solves the problem </text:p>
      <text:p text:style-name="P49"/>
      <text:h text:style-name="P50" text:outline-level="1">risks </text:h>
      <text:p text:style-name="P51"/>
      <text:p text:style-name="P52">Like clients changing there mind all the time and use agile spints to check and easy to refactor </text:p>
      <text:p text:style-name="P52"/>
      <text:p text:style-name="P53"><text:span text:style-name="T15">state risk and state how to mitigate it!</text:span> </text:p>
      <text:p text:style-name="P53"/>
      <text:p text:style-name="Text_20_body"/>
      <text:h text:style-name="Heading_20_1" text:outline-level="1">functinal and non fuctional requirements </text:h>
      <text:h text:style-name="Heading_20_2" text:outline-level="2">Fuctinal requiremnts (FR)</text:h>
      <text:p text:style-name="P54"/>
      <text:p text:style-name="P54"/>
      <text:h text:style-name="Heading_20_2" text:outline-level="2">non fuctinal requirements (NFR)</text:h>
      <text:p text:style-name="P54"/>
      <text:p text:style-name="P54"/>
      <text:p text:style-name="P54"/>
      <text:p text:style-name="P54"/>
      <text:h text:style-name="Heading_20_1" text:outline-level="1">key perefremace indicators (KPI<text:span text:style-name="T16">)</text:span></text:h>
      <text:p text:style-name="Text_20_body"/>
      <text:p text:style-name="P54">things thatw ill indicate its succuess</text:p>
      <text:p text:style-name="P54"/>
      <text:p text:style-name="P54"/>
      <text:h text:style-name="P55" text:outline-level="1"><text:soft-page-break/>Decopostion</text:h>
      <text:p text:style-name="P54">must be a diagram with overveiw </text:p>
      <text:p text:style-name="P54"/>
      <text:h text:style-name="Heading_20_1" text:outline-level="1">description of proposed solution</text:h>
      <text:p text:style-name="P54">Overveiw of what system will be </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1-05T12:21:28.231714200</dc:date>
    <meta:editing-duration>P4DT4H3M40S</meta:editing-duration>
    <meta:editing-cycles>15</meta:editing-cycles>
    <meta:generator>LibreOffice/25.8.3.2$Windows_X86_64 LibreOffice_project/8ca8d55c161d602844f5428fa4b58097424e324e</meta:generator>
    <meta:document-statistic meta:table-count="8" meta:image-count="0" meta:object-count="0" meta:page-count="9" meta:paragraph-count="203" meta:word-count="1775" meta:character-count="9372" meta:non-whitespace-character-count="7695"/>
  </office:meta>
</office:document-meta>
</file>